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ゴシック" style:font-name-asian="ＭＳ ゴシック"/>
    </style:style>
    <style:style style:name="ce2" style:family="table-cell" style:parent-style-name="Default">
      <style:text-properties style:font-name="ＭＳ 明朝" style:font-name-asian="ＭＳ 明朝"/>
    </style:style>
    <style:style style:name="ta_extref" style:family="table">
      <style:table-properties table:display="false"/>
    </style:style>
  </office:automatic-styles>
  <office:body>
    <office:spreadsheet>
      <table:table table:name="基本的な設計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■ディレクトリ構成</text:p>
          </table:table-cell>
          <table:table-cell table:number-columns-repeated="1023"/>
        </table:table-row>
        <table:table-row table:style-name="ro1">
          <table:table-cell office:value-type="string">
            <text:p>/[ユーザ名]</text:p>
          </table:table-cell>
          <table:table-cell office:value-type="string">
            <text:p>ユーザと権限者しか読書不可能な個人ディレクトリ。クオータで制限する。</text:p>
          </table:table-cell>
          <table:table-cell table:number-columns-repeated="1022"/>
        </table:table-row>
        <table:table-row table:style-name="ro1">
          <table:table-cell office:value-type="string">
            <text:p>/public</text:p>
          </table:table-cell>
          <table:table-cell office:value-type="string">
            <text:p>特定のグループ(miura,kihara,family_m,friends)しか読書出来ないディレクトリ。</text:p>
          </table:table-cell>
          <table:table-cell table:number-columns-repeated="1022"/>
        </table:table-row>
        <table:table-row table:style-name="ro1">
          <table:table-cell office:value-type="string">
            <text:p>/share</text:p>
          </table:table-cell>
          <table:table-cell office:value-type="string">
            <text:p>登録ユーザなら、だれでも読書できるディレクトリ。主にファイル渡し用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■グループ設計</text:p>
          </table:table-cell>
          <table:table-cell table:number-columns-repeated="1023"/>
        </table:table-row>
        <table:table-row table:style-name="ro1">
          <table:table-cell office:value-type="string">
            <text:p>wheel</text:p>
          </table:table-cell>
          <table:table-cell office:value-type="string">
            <text:p>su使える奴(主にRHEL系文化)</text:p>
          </table:table-cell>
          <table:table-cell table:number-columns-repeated="1022"/>
        </table:table-row>
        <table:table-row table:style-name="ro1">
          <table:table-cell office:value-type="string">
            <text:p>miura</text:p>
          </table:table-cell>
          <table:table-cell office:value-type="string">
            <text:p>ウチの家族の権限。比較的強い権限とする。</text:p>
          </table:table-cell>
          <table:table-cell table:number-columns-repeated="1022"/>
        </table:table-row>
        <table:table-row table:style-name="ro1">
          <table:table-cell office:value-type="string">
            <text:p>kihara</text:p>
          </table:table-cell>
          <table:table-cell office:value-type="string">
            <text:p>育恵の家族の権限。Miuraの次に強。</text:p>
          </table:table-cell>
          <table:table-cell table:number-columns-repeated="1022"/>
        </table:table-row>
        <table:table-row table:style-name="ro1">
          <table:table-cell office:value-type="string">
            <text:p>friends</text:p>
          </table:table-cell>
          <table:table-cell office:value-type="string">
            <text:p>友達とか、外部の人間に与えるグループ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■Windowsドメイン</text:p>
          </table:table-cell>
          <table:table-cell table:number-columns-repeated="1023"/>
        </table:table-row>
        <table:table-row table:style-name="ro1">
          <table:table-cell office:value-type="string">
            <text:p>ドメイン名：fm2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■その他</text:p>
          </table:table-cell>
          <table:table-cell table:number-columns-repeated="1023"/>
        </table:table-row>
        <table:table-row table:style-name="ro1">
          <table:table-cell office:value-type="string">
            <text:p>rootはLdap側には設けない(マシンごとにパスワードを変えて作る)</text:p>
          </table:table-cell>
          <table:table-cell table:number-columns-repeated="1023"/>
        </table:table-row>
        <table:table-row table:style-name="ro1">
          <table:table-cell office:value-type="string">
            <text:p>ユーザの追加は、WindowsのUSRMGR.EXEから行う。</text:p>
          </table:table-cell>
          <table:table-cell table:number-columns-repeated="1023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構想(将来的に何を満たしたいのか)" table:style-name="ta1" table:print="false">
        <table:table-column table:style-name="co1" table:number-columns-repeated="1024" table:default-cell-style-name="ce2"/>
        <table:table-row table:style-name="ro1">
          <table:table-cell office:value-type="string">
            <text:p>■LDAP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→SSL(内側はスピード面からも普通で良いが、外と「レプリケーション」する問い合わせには暗号化が欲しい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■Linuxユーザ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→基本的にはLDAPに置き換え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→SSHも自動的にそっち見てくれる想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0.openld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.nss_ld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.pam_ld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3./etc/nsswitch.con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■WabDav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→認証と連携できるか？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→Samba、SFTPと同じく、ユーザ＝ディレクトリの運用を簡単にできるのか？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→ファイルの更新はできるのか？</text:p>
          </table:table-cell>
          <table:table-cell table:number-columns-repeated="1022"/>
        </table:table-row>
        <table:table-row table:style-name="ro1">
          <table:table-cell office:value-type="string">
            <text:p>■NF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→ユーザの認証をLDAPでまかなえるのか？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→そのユーザしか無理、を実現できる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■Apach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→Basic認証とかの、土台になりえるか。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■クオータ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※クロ箱Debianサーバのみ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■RAID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※クロ箱Debianサーバのみ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■遠隔地のレプリケーション(実家にLDAPサーバ(複製)を置く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■SVNサーバ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※クロ箱Debianサーバのみ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→これのユーザもLdapに出来ないか？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→SSHで暗号化、遠隔地端末から無理か？</text:p>
          </table:table-cell>
          <table:table-cell table:number-columns-repeated="1022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2011/09/09</text:date>, <text:time>00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02H51M22S</meta:editing-duration>
    <meta:editing-cycles>11</meta:editing-cycles>
    <meta:generator>OpenOffice.org/3.1$Win32 OpenOffice.org_project/310m19$Build-9420</meta:generator>
    <dc:date>2011-09-09T00:38:55.73</dc:date>
    <dc:creator>三浦 一仁</dc:creator>
    <meta:document-statistic meta:table-count="2" meta:cell-count="48" meta:object-count="0"/>
    <meta:user-defined meta:name="Info 1"/>
    <meta:user-defined meta:name="Info 2"/>
    <meta:user-defined meta:name="Info 3"/>
    <meta:user-defined meta:name="Info 4"/>
  </office:meta>
</office:document-meta>
</file>